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2e956"/>
    </style:style>
    <style:style style:name="P2" style:family="paragraph" style:parent-style-name="Text_20_body" style:list-style-name="L1">
      <style:text-properties officeooo:paragraph-rsid="0012e956"/>
    </style:style>
    <style:style style:name="P3" style:family="paragraph" style:parent-style-name="Text_20_body" style:list-style-name="L2">
      <style:text-properties officeooo:paragraph-rsid="0012e956"/>
    </style:style>
    <style:style style:name="P4" style:family="paragraph" style:parent-style-name="Text_20_body">
      <style:text-properties officeooo:paragraph-rsid="00133623"/>
    </style:style>
    <style:style style:name="P5" style:family="paragraph" style:parent-style-name="Text_20_body" style:list-style-name="L3">
      <style:text-properties officeooo:paragraph-rsid="00133623"/>
    </style:style>
    <style:style style:name="P6" style:family="paragraph" style:parent-style-name="Text_20_body" style:list-style-name="L4"/>
    <style:style style:name="P7" style:family="paragraph" style:parent-style-name="Text_20_body">
      <style:text-properties officeooo:rsid="0014d955" officeooo:paragraph-rsid="0014d955"/>
    </style:style>
    <style:style style:name="P8" style:family="paragraph" style:parent-style-name="Text_20_body">
      <style:text-properties officeooo:paragraph-rsid="0014d955"/>
    </style:style>
    <style:style style:name="T1" style:family="text">
      <style:text-properties officeooo:rsid="0012e956"/>
    </style:style>
    <style:style style:name="T2" style:family="text">
      <style:text-properties officeooo:rsid="00133623"/>
    </style:style>
    <style:style style:name="T3" style:family="text">
      <style:text-properties officeooo:rsid="0014d955"/>
    </style:style>
    <style:style style:name="T4" style:family="text">
      <style:text-properties officeooo:rsid="001640ec"/>
    </style:style>
    <style:style style:name="T5" style:family="text">
      <style:text-properties officeooo:rsid="001785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vert Channel Detection: Machine Learning Approaches </text:h>
      <text:p text:style-name="Text_20_body"/>
      <text:p text:style-name="Text_20_body">A covert channel is a path through which secret messages can be leaked by violating a system security policy. </text:p>
      <text:p text:style-name="Text_20_body"/>
      <text:p text:style-name="Text_20_body">This threat exploits methods that are not dedicated to communication purposes, meaning that traditional security measures fail to detect its existence. </text:p>
      <text:p text:style-name="Text_20_body"/>
      <text:p text:style-name="Text_20_body">most common covert channels and ML techniquest hat are used to counter them,as well as addressing their achievements and limitations. </text:p>
      <text:p text:style-name="Text_20_body"/>
      <text:p text:style-name="Text_20_body">this paper introduces a comparative experimental study for some common ML approaches that are commonly used in this <text:span text:style-name="T1">fi</text:span>eld. </text:p>
      <text:p text:style-name="Text_20_body"/>
      <text:p text:style-name="Text_20_body">Accordingly, the performance of these classi<text:span text:style-name="T1">fi</text:span>ers was evaluated and reported. </text:p>
      <text:p text:style-name="Text_20_body"/>
      <text:p text:style-name="Text_20_body">INTRODUCTION </text:p>
      <text:p text:style-name="Text_20_body">A covert channel is a way to initiate communication between two parties to covertly leak information. </text:p>
      <text:p text:style-name="Text_20_body"/>
      <text:p text:style-name="Text_20_body">Network-covert channels have proven to be effective in supporting many malicious activities. </text:p>
      <text:p text:style-name="Text_20_body"/>
      <text:p text:style-name="Text_20_body">This section provides a brief introduction to covert channel attacks and shows how this type of threat can be rapidly developed to cause real challenges that need to be considered. </text:p>
      <text:p text:style-name="Text_20_body"/>
      <text:p text:style-name="Text_20_body">Section IV is the core of our work, providing a thorough review of covert channel detection using machine learning (ML) approaches. </text:p>
      <text:p text:style-name="Text_20_body"/>
      <text:p text:style-name="Text_20_body"/>
      <text:p text:style-name="Text_20_body">COVERT CHANNEL TYPES </text:p>
      <text:p text:style-name="Text_20_body">A covert channel is a communication channel used to transmit information by exploiting system resources that are not designed to convey data [23]. </text:p>
      <text:list text:style-name="L1">
        <text:list-item>
          <text:p text:style-name="P2">timing <text:s/></text:p>
        </text:list-item>
        <text:list-item>
          <text:p text:style-name="P2">storage </text:p>
        </text:list-item>
      </text:list>
      <text:p text:style-name="Text_20_body"><text:soft-page-break/></text:p>
      <text:p text:style-name="P1">The timing channels can be further divided into two subtypes: [26]</text:p>
      <text:list text:style-name="L2">
        <text:list-item>
          <text:p text:style-name="P3">active </text:p>
        </text:list-item>
        <text:list-item>
          <text:p text:style-name="P3">passive</text:p>
        </text:list-item>
      </text:list>
      <text:p text:style-name="Text_20_body"/>
      <text:p text:style-name="Text_20_body">Moreover, the classi<text:span text:style-name="T1">fi</text:span>cation of covert channels based on their behaviors, techniques, similarities, patterns, protocols, etc. has recently received the attention of the research community to help develop countermeasures that are capable of targeting multiple covert channels instead of having a countermeasure for each covert channel technique. </text:p>
      <text:p text:style-name="Text_20_body"/>
      <text:p text:style-name="Text_20_body">COVERT CHANNELS DETECTION </text:p>
      <text:p text:style-name="Text_20_body"/>
      <text:p text:style-name="Text_20_body">Covert channel techniques use network resources that are not designed for communication purposes to leak information; therefore, conventional security measures fail to detect their existence. </text:p>
      <text:p text:style-name="Text_20_body"/>
      <text:p text:style-name="Text_20_body">In addition, the available detection methods are dedicated to discovering speci c covert channels and cannot be extended to include more covert channels [48]. </text:p>
      <text:p text:style-name="Text_20_body"/>
      <text:p text:style-name="Text_20_body">This section mainly focuses on detection approaches that are based on machine-learning classi cation models to investigate their achievements and limitations. </text:p>
      <text:p text:style-name="Text_20_body"/>
      <text:p text:style-name="Text_20_body">Existing datasets suffer from many problems, such as outdated content and unevenness [52]. </text:p>
      <text:p text:style-name="Text_20_body"/>
      <text:p text:style-name="Text_20_body">Moreover, many researchers have created their own network covert channel datasets for research purposes; unfortunately, these datasets are not publicly available [53]. </text:p>
      <text:p text:style-name="Text_20_body"/>
      <text:p text:style-name="Text_20_body">ML for covert channel detection has been widely stud ied [54]. </text:p>
      <text:p text:style-name="Text_20_body"/>
      <text:p text:style-name="Text_20_body">Having a separate solution for every type of covert channel is not practical, as it may cause more overhead in network performance and capacity. </text:p>
      <text:p text:style-name="Text_20_body"/>
      <text:p text:style-name="Text_20_body">In addition, ML algorithms will not be effective unless there are statistical variations between normal and covert traf c. </text:p>
      <text:p text:style-name="Text_20_body"/>
      <text:p text:style-name="Text_20_body">In other words, if covert traf c imitates normal traf c behavior, such detection techniques fail. </text:p>
      <text:p text:style-name="Text_20_body"><text:soft-page-break/></text:p>
      <text:p text:style-name="Text_20_body">however, attackers can exploit MLvulnerabilities to commit many adversarial attacks, such as when a malicious user minimizes false positive (FP) rates and increases false negative (FN) rates in a way that does not affect the total error rate. </text:p>
      <text:p text:style-name="Text_20_body"/>
      <text:p text:style-name="Text_20_body">This provides some leverage for attackers to commit sophisticated attacks [51]. </text:p>
      <text:p text:style-name="Text_20_body"/>
      <text:p text:style-name="Text_20_body">Figure 1 shows the accuracy achieved by these classi ers using the NSL-KDD dataset to work as an anomaly based intrusion detection method. </text:p>
      <text:p text:style-name="Text_20_body"/>
      <text:p text:style-name="Text_20_body">It is believed that decision tree DTclassi ers outperformed the other models by reaching an accuracy rate of 99.64%, followed by DBN and NB. SVM and ANNtookthe second line, whereas Random Forest (RF) showed the lowest accuracy. </text:p>
      <text:p text:style-name="Text_20_body"/>
      <text:p text:style-name="Text_20_body">Caviglione indicates that the detection of network covert timing channels considers that some statistical indicators or performance metrics can be used to evaluate the regularity of the time-based evolution of network traf<text:span text:style-name="T1">fi</text:span>c <text:span text:style-name="T1">fl</text:span>ow. </text:p>
      <text:p text:style-name="Text_20_body"/>
      <text:p text:style-name="Text_20_body">However, it is too dif<text:span text:style-name="T1">fi</text:span>cult to spot such channels when the attacker modi<text:span text:style-name="T1">fi</text:span>es the encoding approach or protocol or injects an appropriate amount of noise [9]. </text:p>
      <text:p text:style-name="Text_20_body"/>
      <text:p text:style-name="Text_20_body">To provide a clearer and more readable picture regarding the use of ML techniques to counter covert channel attacks by focusing on their cons and pros, </text:p>
      <text:p text:style-name="Text_20_body"/>
      <text:p text:style-name="P4">A COMPARATIVE STUDY AMONG EIGHT ML DETECTION METHODS </text:p>
      <text:p text:style-name="P4">A. METHOD </text:p>
      <text:p text:style-name="Text_20_body">This section presents a comparative scenario that includes the most commonly used classi<text:span text:style-name="T1">fi</text:span>cation methods in the areas of information security and covert channels. </text:p>
      <text:p text:style-name="Text_20_body"/>
      <text:p text:style-name="P4">A packet-length covert channel was selected for investigation by this work. This type of covert channel exploits the variation in the network packet lengths to modulateacovertmessage, i.e.,odd length refers to 1 and even refers to 0 or viceversa.</text:p>
      <text:p text:style-name="P4"/>
      <text:p text:style-name="P4"><text:s/>When an attacker wants to send a message,he or she modi<text:span text:style-name="T2">fi</text:span>es the network packet lengths according to the message, and the receiver watches the packet lengths to retrieve the encoded message. </text:p>
      <text:p text:style-name="Text_20_body"/>
      <text:p text:style-name="Text_20_body"><text:soft-page-break/>The test mining tools offered by the Orange software were used for dataset pre-processing. </text:p>
      <text:p text:style-name="Text_20_body"/>
      <text:p text:style-name="Text_20_body">Some feature selection methods have been applied to improve the classi cation accuracy. <text:s/>Feature selection is an important process for considering only the features that have a strong in uence on the classi cation results and ignoring other features. </text:p>
      <text:p text:style-name="Text_20_body"/>
      <text:p text:style-name="Text_20_body"/>
      <text:p text:style-name="Text_20_body">B. IMPLEMENTATION AND RESULTS </text:p>
      <text:p text:style-name="Text_20_body">The eight classi cation models which include </text:p>
      <text:list text:style-name="L3">
        <text:list-item>
          <text:p text:style-name="P5">Stack (multi classi er approach), </text:p>
        </text:list-item>
        <text:list-item>
          <text:p text:style-name="P5">neural network (NN), </text:p>
        </text:list-item>
        <text:list-item>
          <text:p text:style-name="P5">naïve bayes (NB), </text:p>
        </text:list-item>
        <text:list-item>
          <text:p text:style-name="P5">logistic regression (LR), </text:p>
        </text:list-item>
        <text:list-item>
          <text:p text:style-name="P5">random forest (RF), </text:p>
        </text:list-item>
        <text:list-item>
          <text:p text:style-name="P5">SVM, </text:p>
        </text:list-item>
        <text:list-item>
          <text:p text:style-name="P5">decision tree (DT), </text:p>
        </text:list-item>
        <text:list-item>
          <text:p text:style-name="P5">KNN </text:p>
        </text:list-item>
      </text:list>
      <text:p text:style-name="Text_20_body">were trained and tested using our enhanced dataset </text:p>
      <text:p text:style-name="Text_20_body"/>
      <text:p text:style-name="Text_20_body">Random validation techniques were repeated 20 times for each experiment to obtain reliable and valid results. </text:p>
      <text:p text:style-name="Text_20_body"/>
      <text:p text:style-name="Text_20_body">Each classi er was trained and tested using two different sets of training testing. </text:p>
      <text:p text:style-name="Text_20_body"/>
      <text:p text:style-name="Text_20_body">The classi cation accuracy, recall and precision of each model were computed using Equation 1, Equation 2, and Equation 3respectively. </text:p>
      <text:p text:style-name="Text_20_body"/>
      <text:p text:style-name="P4"><text:span text:style-name="T2">T</text:span>he confusion matrix (error matrix) was computed for each classi cation model, which indicates the classi cation performance in terms of the FP and FN classi cation errors. </text:p>
      <text:p text:style-name="Text_20_body"/>
      <text:p text:style-name="P4"><text:span text:style-name="T2">°</text:span>Classi<text:span text:style-name="T2">fi</text:span>cation Accuracy </text:p>
      <text:p text:style-name="P4"><text:span text:style-name="T2">°</text:span>Recall </text:p>
      <text:p text:style-name="P4"><text:span text:style-name="T2">°P</text:span>recision </text:p>
      <text:p text:style-name="Text_20_body"><text:soft-page-break/></text:p>
      <text:p text:style-name="Text_20_body"/>
      <text:p text:style-name="Text_20_body"><text:span text:style-name="T2">T</text:span>he multi-classi<text:span text:style-name="T2">fi</text:span>er approach achieved better performance in both scenarios </text:p>
      <text:p text:style-name="Text_20_body"><text:span text:style-name="T2">H</text:span>owever, when using 90% as the training size, some single classi<text:span text:style-name="T2">fi</text:span>cation models reached the same accuracy rate as the multi-classi<text:span text:style-name="T2">fi</text:span>er model. These classi<text:span text:style-name="T2">fi</text:span>ers include NB, NN, and LR. </text:p>
      <text:p text:style-name="Text_20_body"/>
      <text:p text:style-name="Text_20_body">In this case, the single classi<text:span text:style-name="T2">fi</text:span>er is preferable as multiclassi<text:span text:style-name="T2">fi</text:span>cation approaches cause higher computational costs and are more time-consuming compared to single classi<text:span text:style-name="T2">fi</text:span>cation approaches </text:p>
      <text:p text:style-name="Text_20_body"/>
      <text:p text:style-name="Text_20_body">The computed performance indicators were accuracy, recall and precision. </text:p>
      <text:p text:style-name="Text_20_body"/>
      <text:list text:style-name="L4">
        <text:list-item>
          <text:p text:style-name="P6">Stack, NB, NN, and LRperformed well, achieving very good accuracy rates above 97.5% </text:p>
        </text:list-item>
        <text:list-item>
          <text:p text:style-name="P6">second group, which involves RF and SVM. They achieved accuracies of 96.4% and 96.9%, respectively. </text:p>
        </text:list-item>
        <text:list-item>
          <text:p text:style-name="P6">followed by the DT classi<text:span text:style-name="T2">fi</text:span>er, which recorded a moderate accuracy of 88.3%, </text:p>
        </text:list-item>
        <text:list-item>
          <text:p text:style-name="P6">KNN classi<text:span text:style-name="T2">fi</text:span>er lagged behind with a poor accuracy rate of 68.6% </text:p>
        </text:list-item>
      </text:list>
      <text:p text:style-name="Text_20_body"/>
      <text:p text:style-name="Text_20_body">Figure 2 shows the accuracy rate achieved by each classi er over the two different training test sets. </text:p>
      <text:p text:style-name="P7"/>
      <text:p text:style-name="P7">To evaluate the classification errors, the confusion matrix was computed for all classifiers over the two training sets. </text:p>
      <text:p text:style-name="P7"/>
      <text:p text:style-name="P7">FN indicates the number of covert instances that are classified incorrectly as overt instances, whereas FP indicates the number of covert cases that are classified incorrectly as covert instances. </text:p>
      <text:p text:style-name="P7"/>
      <text:p text:style-name="P7">Table 5 lists the FP and FN values for all the classifiers over the two training sets. </text:p>
      <text:p text:style-name="P7"/>
      <text:p text:style-name="P7">the stack classifier performed better by casing the least classification errors in terms of FN </text:p>
      <text:p text:style-name="P7"/>
      <text:p text:style-name="P7">It is noteworthy that NB, NN and LR also performed well by causing error rates that were closely related to those caused by the stack classifier. </text:p>
      <text:p text:style-name="P7"/>
      <text:p text:style-name="P8"><text:soft-page-break/><text:span text:style-name="T3">The ROC curves of the experiments conducted throughout this work for eight classifiers over two sets of different </text:span>training-testing data were presented in Figure 3 and Figure 4. These curves re<text:span text:style-name="T3">fl</text:span>ect the performance of the investigated classi<text:span text:style-name="T3">fi</text:span>ers in graph form. </text:p>
      <text:p text:style-name="P8"/>
      <text:p text:style-name="P8">VI. DISCUSSION AND RECOMMENDATIONS</text:p>
      <text:p text:style-name="P8">Machine learning algorithms work when there is some variation between normal and covert traf<text:span text:style-name="T3">fic. </text:span></text:p>
      <text:p text:style-name="P8"/>
      <text:p text:style-name="P8">For a ML algorithm to be effective and monitor a network life traf<text:span text:style-name="T3">fi</text:span>c, it needs to be trained periodically to maintain its performance; otherwise, its ef<text:span text:style-name="T3">fi</text:span>ciency will gradually decrease. </text:p>
      <text:p text:style-name="P8"/>
      <text:p text:style-name="P8">In other words, the rapid development of both covert and overt traf<text:span text:style-name="T3">fi</text:span>c requires classi<text:span text:style-name="T3">fi</text:span>cation models to be updated and periodically retrained to be capable of countering these attacks. However, periodic retraining affects network performance and quality of service as it causes more overhead. </text:p>
      <text:p text:style-name="P8"/>
      <text:p text:style-name="P8">Many researchers have generated their own network-covert channel datasets for experimentation purposes. </text:p>
      <text:p text:style-name="P8"/>
      <text:p text:style-name="P8">Moreover, existing datasets suffer from many problems, such as outdated content and unevenness. </text:p>
      <text:p text:style-name="P8"/>
      <text:p text:style-name="P8">Having a separate solution for every type of covert channel is not a practical solution because it may cause more overhead to network performance and capacity; therefore, the quality of service (QoS) will be degraded. </text:p>
      <text:p text:style-name="P8"/>
      <text:p text:style-name="P8">each detection method focuses on discovering speci<text:span text:style-name="T3">fi</text:span>c types of covert channels and cannot be extended to involve more covert channels. </text:p>
      <text:p text:style-name="P8"/>
      <text:p text:style-name="P8">Therefore, developing multi-detection approaches that are capable of detecting different types of covert channels is highly recommended. </text:p>
      <text:p text:style-name="P8"/>
      <text:p text:style-name="P8">However, developing such approaches requires careful design to ensure a high detection accuracy rate with minimum overheads </text:p>
      <text:p text:style-name="P8"/>
      <text:p text:style-name="P8">VII. CONCULSION </text:p>
      <text:p text:style-name="P8">This paper investigates the ef ciency of machine learning approaches to discover covert channel attacks. The paper provides a brief introduction to covert channel attacks, highlighting the widespread use of covert channel techniques among new technologies </text:p>
      <text:p text:style-name="P8"><text:soft-page-break/></text:p>
      <text:p text:style-name="P8">This review article has mainly contributed by examined the ef<text:span text:style-name="T4">fi</text:span>ciency of machine learning techniques to counter covert channel attacks, with a deep focus on their pros and cons. </text:p>
      <text:p text:style-name="P8"/>
      <text:p text:style-name="P8">The paper concluded that ML algorithms make a signi<text:span text:style-name="T4">fi</text:span>cant contribution to detect covert channel attacks and can effectively ful l current real-world requirements in the security eld; however, any attempt to imitate normal traf c, ML algorithms either fail to detect the existence of covert channels or their detection accuracy decreases. </text:p>
      <text:p text:style-name="P8"/>
      <text:p text:style-name="P8">ML algorithms have many vulnerabilities that allow attackers to commit sophisticated attacks. </text:p>
      <text:p text:style-name="P8"/>
      <text:p text:style-name="P8">It is dif<text:span text:style-name="T5">fi</text:span>cult to have ML algorithms that work ef<text:span text:style-name="T5">fi</text:span>ciently with multiple covert channels; </text:p>
      <text:p text:style-name="P8"/>
      <text:p text:style-name="P8">In the long term, if an attacker successfully avoids the statistical analysis of a covert channel, the extracted features of the employed detection model will fai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20:10:13.325000000</meta:creation-date>
    <dc:date>2025-03-27T13:23:15.430000000</dc:date>
    <meta:editing-duration>PT6H5M58S</meta:editing-duration>
    <meta:editing-cycles>7</meta:editing-cycles>
    <meta:generator>LibreOffice/7.5.7.1$Windows_X86_64 LibreOffice_project/47eb0cf7efbacdee9b19ae25d6752381ede23126</meta:generator>
    <meta:document-statistic meta:table-count="0" meta:image-count="0" meta:object-count="0" meta:page-count="7" meta:paragraph-count="93" meta:word-count="1585" meta:character-count="10500" meta:non-whitespace-character-count="8932"/>
  </office:meta>
</office:document-meta>
</file>